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25">3/25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editing-cycles>5</meta:editing-cycles>
    <meta:creation-date>2012-12-03T06:56:55</meta:creation-date>
    <dc:date>2013-10-30T14:12:17</dc:date>
    <meta:editing-duration>PT1M</meta:editing-duration>
    <meta:document-statistic meta:object-count="25"/>
    <meta:generator>LibreOffice/6.3.5.2$Linux_X86_64 LibreOffice_project/dd0751754f11728f69b42ee2af66670068624673</meta:generator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